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Standard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title">
      <style:graphic-properties draw:textarea-horizontal-align="left" draw:auto-grow-height="true" draw:auto-grow-width="false" fo:min-height="0.479cm" fo:min-width="4.034cm"/>
    </style:style>
    <style:style style:name="gr2" style:family="graphic" style:parent-style-name="textbody">
      <style:graphic-properties draw:textarea-horizontal-align="center" draw:textarea-vertical-align="middle"/>
    </style:style>
    <style:style style:name="gr3" style:family="graphic" style:parent-style-name="title1">
      <style:graphic-properties draw:textarea-horizontal-align="left" draw:auto-grow-height="true" draw:auto-grow-width="true" fo:min-height="0.479cm" fo:min-width="2.796cm"/>
    </style:style>
    <style:style style:name="gr4" style:family="graphic" style:parent-style-name="title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title">
      <style:graphic-properties draw:textarea-horizontal-align="left" draw:auto-grow-height="true" draw:auto-grow-width="true" fo:min-height="0.479cm" fo:min-width="3.558cm"/>
    </style:style>
    <style:style style:name="gr6" style:family="graphic" style:parent-style-name="title1">
      <style:graphic-properties draw:textarea-horizontal-align="left" draw:auto-grow-height="true" draw:auto-grow-width="true" fo:min-height="0.479cm" fo:min-width="2.034cm"/>
    </style:style>
    <style:style style:name="gr7" style:family="graphic" style:parent-style-name="title1">
      <style:graphic-properties draw:textarea-horizontal-align="left" draw:auto-grow-height="true" draw:auto-grow-width="true" fo:min-height="0.479cm" fo:min-width="5.336cm"/>
    </style:style>
    <style:style style:name="gr8" style:family="graphic" style:parent-style-name="title1">
      <style:graphic-properties draw:textarea-horizontal-align="left" draw:auto-grow-height="true" draw:auto-grow-width="true" fo:min-height="0.479cm" fo:min-width="3.558cm"/>
    </style:style>
    <style:style style:name="gr9" style:family="graphic" style:parent-style-name="title">
      <style:graphic-properties draw:textarea-horizontal-align="left" draw:auto-grow-height="true" draw:auto-grow-width="true" fo:min-height="0.479cm" fo:min-width="4.066cm"/>
    </style:style>
    <style:style style:name="gr10" style:family="graphic" style:parent-style-name="title1">
      <style:graphic-properties draw:textarea-horizontal-align="left" draw:auto-grow-height="true" draw:auto-grow-width="true" fo:min-height="0.957cm" fo:min-width="4.32cm"/>
    </style:style>
    <style:style style:name="gr11" style:family="graphic" style:parent-style-name="title">
      <style:graphic-properties draw:textarea-horizontal-align="left" draw:auto-grow-height="true" draw:auto-grow-width="true" fo:min-height="0.479cm" fo:min-width="3.812cm"/>
    </style:style>
    <style:style style:name="gr12" style:family="graphic" style:parent-style-name="title1">
      <style:graphic-properties draw:textarea-horizontal-align="left" draw:auto-grow-height="true" draw:auto-grow-width="true" fo:min-height="0.479cm" fo:min-width="4.2cm"/>
    </style:style>
    <style:style style:name="gr13" style:family="graphic" style:parent-style-name="title1">
      <style:graphic-properties draw:textarea-horizontal-align="left" draw:auto-grow-height="true" draw:auto-grow-width="true" fo:min-height="0.479cm" fo:min-width="3.812cm"/>
    </style:style>
    <style:style style:name="gr14" style:family="graphic" style:parent-style-name="title1">
      <style:graphic-properties draw:textarea-horizontal-align="left" draw:auto-grow-height="true" draw:auto-grow-width="true" fo:min-height="0.957cm" fo:min-width="4.7cm"/>
    </style:style>
    <style:style style:name="gr15" style:family="graphic" style:parent-style-name="title">
      <style:graphic-properties draw:textarea-horizontal-align="left" draw:auto-grow-height="true" draw:auto-grow-width="true" fo:min-height="0.479cm" fo:min-width="5.844cm"/>
    </style:style>
    <style:style style:name="gr16" style:family="graphic" style:parent-style-name="title1">
      <style:graphic-properties draw:textarea-horizontal-align="left" draw:auto-grow-height="true" draw:auto-grow-width="true" fo:min-height="0.479cm" fo:min-width="5.844cm"/>
    </style:style>
    <style:style style:name="gr17" style:family="graphic" style:parent-style-name="title">
      <style:graphic-properties draw:textarea-horizontal-align="left" draw:auto-grow-height="true" draw:auto-grow-width="true" fo:min-height="0.479cm" fo:min-width="5.59cm"/>
    </style:style>
    <style:style style:name="gr18" style:family="graphic" style:parent-style-name="title1">
      <style:graphic-properties draw:textarea-horizontal-align="left" draw:auto-grow-height="true" draw:auto-grow-width="true" fo:min-height="0.479cm" fo:min-width="5.59cm"/>
    </style:style>
    <style:style style:name="gr19" style:family="graphic" style:parent-style-name="title">
      <style:graphic-properties draw:textarea-horizontal-align="left" draw:auto-grow-height="true" draw:auto-grow-width="true" fo:min-height="0.479cm" fo:min-width="3.304cm"/>
    </style:style>
    <style:style style:name="gr20" style:family="graphic" style:parent-style-name="title1">
      <style:graphic-properties draw:textarea-horizontal-align="left" draw:auto-grow-height="true" draw:auto-grow-width="true" fo:min-height="0.479cm" fo:min-width="4.066cm"/>
    </style:style>
    <style:style style:name="gr21" style:family="graphic" style:parent-style-name="title">
      <style:graphic-properties draw:textarea-horizontal-align="left" draw:auto-grow-height="true" draw:auto-grow-width="true" fo:min-height="0.479cm" fo:min-width="3.05cm"/>
    </style:style>
    <style:style style:name="gr22" style:family="graphic" style:parent-style-name="title1">
      <style:graphic-properties draw:textarea-horizontal-align="left" draw:auto-grow-height="true" draw:auto-grow-width="true" fo:min-height="1.435cm" fo:min-width="4.32cm"/>
    </style:style>
    <style:style style:name="gr23" style:family="graphic" style:parent-style-name="title2">
      <style:graphic-properties draw:textarea-horizontal-align="left" draw:auto-grow-height="true" draw:auto-grow-width="true" fo:min-height="1.125cm" fo:min-width="5.324cm"/>
    </style:style>
    <style:style style:name="gr24" style:family="graphic" style:parent-style-name="title">
      <style:graphic-properties draw:textarea-horizontal-align="center" draw:textarea-vertical-align="middle"/>
    </style:style>
    <style:style style:name="gr25" style:family="graphic" style:parent-style-name="title">
      <style:graphic-properties draw:textarea-horizontal-align="left" draw:auto-grow-height="true" draw:auto-grow-width="true" fo:min-height="2.391cm" fo:min-width="7cm"/>
    </style:style>
    <style:style style:name="gr26" style:family="graphic" style:parent-style-name="title1">
      <style:graphic-properties draw:textarea-horizontal-align="left" draw:auto-grow-height="true" draw:auto-grow-width="true" fo:min-height="0.479cm" fo:min-width="2.288cm"/>
    </style:style>
    <style:style style:name="gr27" style:family="graphic" style:parent-style-name="title2">
      <style:graphic-properties draw:textarea-horizontal-align="left" draw:auto-grow-height="true" draw:auto-grow-width="true" fo:min-height="1.737cm" fo:min-width="7.928cm"/>
    </style:style>
    <style:style style:name="gr28" style:family="graphic" style:parent-style-name="title2">
      <style:graphic-properties draw:textarea-horizontal-align="left" draw:auto-grow-height="true" draw:auto-grow-width="false" fo:min-height="1.125cm" fo:min-width="9.639cm"/>
    </style:style>
    <style:style style:name="gr29" style:family="graphic" style:parent-style-name="title1">
      <style:graphic-properties draw:textarea-horizontal-align="left" draw:auto-grow-height="true" draw:auto-grow-width="true" fo:min-height="1.435cm" fo:min-width="6.606cm"/>
    </style:style>
    <style:style style:name="gr30" style:family="graphic" style:parent-style-name="title1">
      <style:graphic-properties draw:textarea-horizontal-align="left" draw:auto-grow-height="true" draw:auto-grow-width="true" fo:min-height="1.435cm" fo:min-width="4.066cm"/>
    </style:style>
    <style:style style:name="gr31" style:family="graphic" style:parent-style-name="title1">
      <style:graphic-properties draw:textarea-horizontal-align="left" draw:auto-grow-height="true" draw:auto-grow-width="true" fo:min-height="2.391cm" fo:min-width="4.066cm"/>
    </style:style>
    <style:style style:name="gr32" style:family="graphic" style:parent-style-name="title2">
      <style:graphic-properties draw:textarea-horizontal-align="left" draw:auto-grow-height="true" draw:auto-grow-width="true" fo:min-height="1.117cm" fo:min-width="10.561cm"/>
    </style:style>
    <style:style style:name="gr33" style:family="graphic" style:parent-style-name="title2">
      <style:graphic-properties draw:textarea-horizontal-align="left" draw:auto-grow-height="true" draw:auto-grow-width="false" fo:min-height="2.349cm" fo:min-width="9.639cm"/>
    </style:style>
    <style:style style:name="gr34" style:family="graphic" style:parent-style-name="title1">
      <style:graphic-properties draw:textarea-horizontal-align="left" draw:auto-grow-height="true" draw:auto-grow-width="true" fo:min-height="2.869cm" fo:min-width="6.352cm"/>
    </style:style>
    <style:style style:name="gr35" style:family="graphic" style:parent-style-name="title2">
      <style:graphic-properties draw:textarea-horizontal-align="left" draw:auto-grow-height="true" draw:auto-grow-width="false" fo:min-height="1.625cm" fo:min-width="9.639cm"/>
    </style:style>
    <style:style style:name="gr36" style:family="graphic" style:parent-style-name="title1">
      <style:graphic-properties draw:textarea-horizontal-align="left" draw:auto-grow-height="true" draw:auto-grow-width="true" fo:min-height="0.479cm" fo:min-width="3cm"/>
    </style:style>
    <style:style style:name="gr37" style:family="graphic" style:parent-style-name="title2">
      <style:graphic-properties draw:textarea-horizontal-align="left" draw:auto-grow-height="true" draw:auto-grow-width="true" fo:min-height="1.125cm" fo:min-width="7.898cm"/>
    </style:style>
    <style:style style:name="gr38" style:family="graphic" style:parent-style-name="title1">
      <style:graphic-properties draw:textarea-horizontal-align="left" draw:auto-grow-height="true" draw:auto-grow-width="true" fo:min-height="4.303cm" fo:min-width="4.828cm"/>
    </style:style>
    <style:style style:name="gr39" style:family="graphic" style:parent-style-name="title">
      <style:graphic-properties draw:textarea-horizontal-align="left" draw:auto-grow-height="true" draw:auto-grow-width="true" fo:min-height="4.303cm" fo:min-width="4.828cm"/>
    </style:style>
    <style:style style:name="gr40" style:family="graphic" style:parent-style-name="title1">
      <style:graphic-properties draw:textarea-horizontal-align="left" draw:auto-grow-height="true" draw:auto-grow-width="true" fo:min-height="0.479cm" fo:min-width="1.526cm"/>
    </style:style>
    <style:style style:name="gr41" style:family="graphic" style:parent-style-name="title2">
      <style:graphic-properties draw:textarea-horizontal-align="left" draw:auto-grow-height="true" draw:auto-grow-width="true" fo:min-height="0.513cm" fo:min-width="8.11cm"/>
    </style:style>
    <style:style style:name="gr42" style:family="graphic" style:parent-style-name="title1">
      <style:graphic-properties draw:textarea-horizontal-align="left" draw:auto-grow-height="true" draw:auto-grow-width="true" fo:min-height="0.479cm" fo:min-width="2.542cm"/>
    </style:style>
    <style:style style:name="gr43" style:family="graphic" style:parent-style-name="title1">
      <style:graphic-properties draw:textarea-horizontal-align="left" draw:auto-grow-height="true" draw:auto-grow-width="true" fo:min-height="0.479cm" fo:min-width="3.05cm"/>
    </style:style>
    <style:style style:name="gr44" style:family="graphic" style:parent-style-name="title2">
      <style:graphic-properties draw:textarea-horizontal-align="left" draw:auto-grow-height="true" draw:auto-grow-width="true" fo:min-height="1.125cm" fo:min-width="7.208cm"/>
    </style:style>
    <style:style style:name="gr45" style:family="graphic" style:parent-style-name="title2">
      <style:graphic-properties draw:textarea-horizontal-align="left" draw:auto-grow-height="true" draw:auto-grow-width="true" fo:min-height="1.117cm" fo:min-width="6.207cm"/>
    </style:style>
    <style:style style:name="gr46" style:family="graphic" style:parent-style-name="title">
      <style:graphic-properties draw:textarea-horizontal-align="left" draw:auto-grow-height="true" draw:auto-grow-width="true" fo:min-height="1.435cm" fo:min-width="5.082cm"/>
    </style:style>
    <style:style style:name="gr47" style:family="graphic" style:parent-style-name="title1">
      <style:graphic-properties draw:textarea-horizontal-align="left" draw:auto-grow-height="true" draw:auto-grow-width="true" fo:min-height="1.435cm" fo:min-width="5.844cm"/>
    </style:style>
    <style:style style:name="gr48" style:family="graphic" style:parent-style-name="title2">
      <style:graphic-properties draw:textarea-horizontal-align="left" draw:auto-grow-height="true" draw:auto-grow-width="true" fo:min-height="0.509cm" fo:min-width="10cm"/>
    </style:style>
    <style:style style:name="gr49" style:family="graphic" style:parent-style-name="title2">
      <style:graphic-properties draw:textarea-horizontal-align="left" draw:auto-grow-height="true" draw:auto-grow-width="true" fo:min-height="0.513cm" fo:min-width="6.336cm"/>
    </style:style>
    <style:style style:name="gr50" style:family="graphic" style:parent-style-name="title2">
      <style:graphic-properties draw:textarea-horizontal-align="left" draw:auto-grow-height="true" draw:auto-grow-width="false" fo:min-height="1.525cm" fo:min-width="7.5cm"/>
    </style:style>
    <style:style style:name="gr51" style:family="graphic" style:parent-style-name="title2">
      <style:graphic-properties draw:textarea-horizontal-align="left" draw:auto-grow-height="true" draw:auto-grow-width="false" fo:min-height="0.509cm" fo:min-width="7.5cm"/>
    </style:style>
    <style:style style:name="gr52" style:family="graphic" style:parent-style-name="title">
      <style:graphic-properties draw:textarea-horizontal-align="left" draw:auto-grow-height="true" draw:auto-grow-width="true" fo:min-height="0.479cm" fo:min-width="5.336cm"/>
    </style:style>
    <style:style style:name="gr53" style:family="graphic" style:parent-style-name="title1">
      <style:graphic-properties draw:textarea-horizontal-align="left" draw:auto-grow-height="true" draw:auto-grow-width="true" fo:min-height="1.435cm" fo:min-width="3.812cm"/>
    </style:style>
    <style:style style:name="gr54" style:family="graphic" style:parent-style-name="title2">
      <style:graphic-properties draw:textarea-horizontal-align="left" draw:auto-grow-height="true" draw:auto-grow-width="true" fo:min-height="1.125cm" fo:min-width="4.804cm"/>
    </style:style>
    <style:style style:name="gr55" style:family="graphic" style:parent-style-name="title2">
      <style:graphic-properties draw:textarea-horizontal-align="left" draw:auto-grow-height="true" draw:auto-grow-width="true" fo:min-height="1.125cm" fo:min-width="6.459cm"/>
    </style:style>
    <style:style style:name="gr56" style:family="graphic" style:parent-style-name="title1">
      <style:graphic-properties draw:textarea-horizontal-align="left" draw:auto-grow-height="true" draw:auto-grow-width="true" fo:min-height="0.479cm" fo:min-width="4.32cm"/>
    </style:style>
    <style:style style:name="gr57" style:family="graphic" style:parent-style-name="title2">
      <style:graphic-properties draw:textarea-horizontal-align="left" draw:auto-grow-height="true" draw:auto-grow-width="true" fo:min-height="1.125cm" fo:min-width="7.534cm"/>
    </style:style>
    <style:style style:name="gr58" style:family="graphic" style:parent-style-name="textbody">
      <style:graphic-properties draw:fill-color="#99ccff" draw:textarea-horizontal-align="center" draw:textarea-vertical-align="middle"/>
    </style:style>
    <style:style style:name="gr59" style:family="graphic" style:parent-style-name="title">
      <style:graphic-properties draw:stroke="solid" svg:stroke-color="#000000" draw:fill="solid" draw:fill-color="#fff450" draw:textarea-horizontal-align="left" draw:auto-grow-height="true" draw:auto-grow-width="false" fo:min-height="2.25cm" fo:min-width="6cm"/>
    </style:style>
    <style:style style:name="gr60" style:family="graphic" style:parent-style-name="title2">
      <style:graphic-properties draw:textarea-horizontal-align="left" draw:auto-grow-height="true" draw:auto-grow-width="true" fo:min-height="1.125cm" fo:min-width="6.831cm"/>
    </style:style>
    <style:style style:name="gr61" style:family="graphic" style:parent-style-name="title1">
      <style:graphic-properties draw:textarea-horizontal-align="left" draw:auto-grow-height="true" draw:auto-grow-width="true" fo:min-height="1.435cm" fo:min-width="2.288cm"/>
    </style:style>
    <style:style style:name="gr62" style:family="graphic" style:parent-style-name="title1">
      <style:graphic-properties draw:textarea-horizontal-align="left" draw:auto-grow-height="true" draw:auto-grow-width="true" fo:min-height="2.111cm" fo:min-width="3.5cm"/>
    </style:style>
    <style:style style:name="gr63" style:family="graphic" style:parent-style-name="title2">
      <style:graphic-properties draw:fill-color="#00ae00" draw:textarea-horizontal-align="left" draw:auto-grow-height="true" draw:auto-grow-width="true" fo:min-height="1.737cm" fo:min-width="9.596cm"/>
    </style:style>
    <style:style style:name="gr64" style:family="graphic" style:parent-style-name="title2">
      <style:graphic-properties draw:textarea-horizontal-align="left" draw:auto-grow-height="true" draw:auto-grow-width="true" fo:min-height="1.25cm" fo:min-width="8.947cm"/>
    </style:style>
    <style:style style:name="gr65" style:family="graphic" style:parent-style-name="title2">
      <style:graphic-properties draw:textarea-horizontal-align="left" draw:auto-grow-height="true" draw:auto-grow-width="true" fo:min-height="1.75cm" fo:min-width="8.433cm"/>
    </style:style>
    <style:style style:name="gr66" style:family="graphic" style:parent-style-name="title">
      <style:graphic-properties draw:textarea-horizontal-align="left" draw:auto-grow-height="true" draw:auto-grow-width="true" fo:min-height="0.479cm" fo:min-width="4.574cm"/>
    </style:style>
    <style:style style:name="gr67" style:family="graphic" style:parent-style-name="title2">
      <style:graphic-properties draw:textarea-horizontal-align="left" draw:auto-grow-height="true" draw:auto-grow-width="true" fo:min-height="0.513cm" fo:min-width="6.967cm"/>
    </style:style>
    <style:style style:name="gr68" style:family="graphic" style:parent-style-name="standard">
      <style:graphic-properties draw:textarea-horizontal-align="center" draw:textarea-vertical-align="middle"/>
    </style:style>
    <style:style style:name="gr69" style:family="graphic" style:parent-style-name="title2">
      <style:graphic-properties draw:textarea-horizontal-align="left" draw:auto-grow-height="true" draw:auto-grow-width="true" fo:min-height="1.025cm" fo:min-width="11.962cm"/>
    </style:style>
    <style:style style:name="gr70" style:family="graphic" style:parent-style-name="title2">
      <style:graphic-properties draw:textarea-horizontal-align="left" draw:auto-grow-height="true" draw:auto-grow-width="true" fo:min-height="1.117cm" fo:min-width="2.6cm"/>
    </style:style>
    <style:style style:name="gr71" style:family="graphic" style:parent-style-name="title1">
      <style:graphic-properties draw:textarea-horizontal-align="left" draw:auto-grow-height="true" draw:auto-grow-width="true" fo:min-height="2.869cm" fo:min-width="4.066cm"/>
    </style:style>
    <style:style style:name="gr72" style:family="graphic" style:parent-style-name="title2">
      <style:graphic-properties draw:textarea-horizontal-align="left" draw:auto-grow-height="true" draw:auto-grow-width="true" fo:min-height="0.525cm" fo:min-width="10.5cm"/>
    </style:style>
    <style:style style:name="gr73" style:family="graphic" style:parent-style-name="title1">
      <style:graphic-properties draw:textarea-horizontal-align="left" draw:auto-grow-height="true" draw:auto-grow-width="true" fo:min-height="0.957cm" fo:min-width="5.59cm"/>
    </style:style>
    <style:style style:name="gr74" style:family="graphic" style:parent-style-name="title">
      <style:graphic-properties draw:textarea-horizontal-align="left" draw:auto-grow-height="true" draw:auto-grow-width="true" fo:min-height="1.913cm" fo:min-width="5cm"/>
    </style:style>
    <style:style style:name="gr75" style:family="graphic" style:parent-style-name="title1">
      <style:graphic-properties draw:textarea-horizontal-align="left" draw:auto-grow-height="true" draw:auto-grow-width="true" fo:min-height="1.913cm" fo:min-width="6.098cm"/>
    </style:style>
    <style:style style:name="gr76" style:family="graphic" style:parent-style-name="title2">
      <style:graphic-properties draw:textarea-horizontal-align="left" draw:auto-grow-height="true" draw:auto-grow-width="true" fo:min-height="1.117cm" fo:min-width="10cm"/>
    </style:style>
    <style:style style:name="gr77" style:family="graphic" style:parent-style-name="title2">
      <style:graphic-properties draw:textarea-horizontal-align="left" draw:auto-grow-height="true" draw:auto-grow-width="false" fo:min-height="0.525cm" fo:min-width="7.5cm"/>
    </style:style>
    <style:style style:name="gr78" style:family="graphic" style:parent-style-name="title">
      <style:graphic-properties draw:stroke="solid" svg:stroke-color="#000000" draw:fill="solid" draw:fill-color="#fff450" draw:textarea-horizontal-align="left" draw:auto-grow-height="true" draw:auto-grow-width="false" fo:min-height="3.25cm" fo:min-width="6cm"/>
    </style:style>
    <style:style style:name="gr79" style:family="graphic" style:parent-style-name="title">
      <style:graphic-properties draw:stroke="solid" svg:stroke-color="#000000" draw:fill="solid" draw:fill-color="#fff450" draw:textarea-horizontal-align="left" draw:auto-grow-height="true" draw:auto-grow-width="false" fo:min-height="1.25cm" fo:min-width="6cm"/>
    </style:style>
    <style:style style:name="gr80" style:family="graphic" style:parent-style-name="title1">
      <style:graphic-properties draw:textarea-horizontal-align="left" draw:auto-grow-height="true" draw:auto-grow-width="true" fo:min-height="0.479cm" fo:min-width="2.101cm"/>
    </style:style>
    <style:style style:name="gr81" style:family="graphic" style:parent-style-name="title2">
      <style:graphic-properties draw:textarea-horizontal-align="left" draw:auto-grow-height="true" draw:auto-grow-width="true" fo:min-height="1.237cm" fo:min-width="5.904cm"/>
    </style:style>
    <style:style style:name="gr82" style:family="graphic" style:parent-style-name="title2">
      <style:graphic-properties draw:textarea-horizontal-align="left" draw:auto-grow-height="true" draw:auto-grow-width="true" fo:min-height="1.117cm" fo:min-width="10.201cm"/>
    </style:style>
    <style:style style:name="gr83" style:family="graphic" style:parent-style-name="title2">
      <style:graphic-properties draw:textarea-horizontal-align="left" draw:auto-grow-height="true" draw:auto-grow-width="true" fo:min-height="0.509cm" fo:min-width="4.41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99ccff"/>
      <style:paragraph-properties fo:text-align="center"/>
    </style:style>
    <style:style style:name="P4" style:family="paragraph">
      <loext:graphic-properties draw:fill="solid" draw:fill-color="#fff450"/>
      <style:text-properties style:font-name="Verdana"/>
    </style:style>
    <style:style style:name="P5" style:family="paragraph">
      <loext:graphic-properties draw:fill-color="#00ae00"/>
    </style:style>
    <style:style style:name="T1" style:family="text">
      <style:text-properties style:font-name="Verdana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2.534cm" svg:height="0.729cm" svg:x="5.4cm" svg:y="1.296cm">
          <draw:text-box>
            <text:p>body.tpl</text:p>
          </draw:text-box>
        </draw:frame>
        <draw:rect draw:style-name="gr2" draw:text-style-name="P1" draw:layer="layout" svg:width="4.5cm" svg:height="2.5cm" svg:x="5.4cm" svg:y="2cm">
          <text:p/>
        </draw:rect>
        <draw:frame draw:style-name="gr3" xml:id="id2" draw:id="id2" draw:layer="layout" svg:width="3.296cm" svg:height="0.729cm" svg:x="5.9cm" svg:y="2.796cm">
          <draw:text-box>
            <text:p>{{Content}}</text:p>
          </draw:text-box>
        </draw:frame>
        <draw:connector draw:style-name="gr4" draw:text-style-name="P1" draw:layer="layout" draw:line-skew="1.452cm" svg:x1="13.7cm" svg:y1="10.164cm" svg:x2="9.196cm" svg:y2="3.16cm" draw:start-shape="id1" draw:start-glue-point="3" draw:end-shape="id2" svg:d="M13700 10164h-800v-7004h-3704" svg:viewBox="0 0 4505 7005">
          <text:p/>
        </draw:connector>
        <draw:frame draw:style-name="gr5" xml:id="id1" draw:id="id1" draw:layer="layout" svg:width="4.058cm" svg:height="0.729cm" svg:x="13.7cm" svg:y="9.8cm">
          <draw:text-box>
            <text:p>PagePlayer.tpl</text:p>
          </draw:text-box>
        </draw:frame>
        <draw:rect draw:style-name="gr2" draw:text-style-name="P1" draw:layer="layout" svg:width="7cm" svg:height="4.996cm" svg:x="13.7cm" svg:y="10.504cm">
          <text:p/>
        </draw:rect>
        <draw:frame draw:style-name="gr6" xml:id="id10" draw:id="id10" draw:layer="layout" svg:width="2.534cm" svg:height="0.729cm" svg:x="14.2cm" svg:y="10.8cm">
          <draw:text-box>
            <text:p>{{Menu}}</text:p>
          </draw:text-box>
        </draw:frame>
        <draw:frame draw:style-name="gr7" xml:id="id17" draw:id="id17" draw:layer="layout" svg:width="5.836cm" svg:height="0.729cm" svg:x="14.2cm" svg:y="11.8cm">
          <draw:text-box>
            <text:p>{{ClassPlayerStatus}}</text:p>
          </draw:text-box>
        </draw:frame>
        <draw:connector draw:style-name="gr4" draw:text-style-name="P1" draw:layer="layout" draw:line-skew="1.452cm" svg:x1="9.196cm" svg:y1="3.16cm" svg:x2="13.7cm" svg:y2="27.364cm" draw:start-shape="id2" draw:start-glue-point="1" draw:end-shape="id3" draw:end-glue-point="3" svg:d="M9196 3160h3704v24204h800" svg:viewBox="0 0 4505 24205">
          <text:p/>
        </draw:connector>
        <draw:frame draw:style-name="gr8" xml:id="id19" draw:id="id19" draw:layer="layout" svg:width="4.058cm" svg:height="0.729cm" svg:x="14.2cm" svg:y="13.8cm">
          <draw:text-box>
            <text:p>{{ItemPlayer}}</text:p>
          </draw:text-box>
        </draw:frame>
        <draw:frame draw:style-name="gr9" xml:id="id3" draw:id="id3" draw:layer="layout" svg:width="4.566cm" svg:height="0.729cm" svg:x="13.7cm" svg:y="27cm">
          <draw:text-box>
            <text:p>PagePlaylist.tpl</text:p>
          </draw:text-box>
        </draw:frame>
        <draw:rect draw:style-name="gr2" draw:text-style-name="P1" draw:layer="layout" svg:width="7cm" svg:height="3.296cm" svg:x="13.7cm" svg:y="27.704cm">
          <text:p/>
        </draw:rect>
        <draw:frame draw:style-name="gr6" xml:id="id12" draw:id="id12" draw:layer="layout" svg:width="2.534cm" svg:height="0.729cm" svg:x="14.2cm" svg:y="28cm">
          <draw:text-box>
            <text:p>{{Menu}}</text:p>
          </draw:text-box>
        </draw:frame>
        <draw:frame draw:style-name="gr10" xml:id="id35" draw:id="id35" draw:layer="layout" svg:width="4.82cm" svg:height="1.207cm" svg:x="14.2cm" svg:y="29cm">
          <draw:text-box>
            <text:p text:style-name="P2">{{PlaylistItems}}</text:p>
            <text:p text:style-name="P2">* Multiple Items</text:p>
          </draw:text-box>
        </draw:frame>
        <draw:frame draw:style-name="gr11" xml:id="id4" draw:id="id4" draw:layer="layout" svg:width="4.312cm" svg:height="0.729cm" svg:x="13.7cm" svg:y="35.7cm">
          <draw:text-box>
            <text:p>PageLibrary.tpl</text:p>
          </draw:text-box>
        </draw:frame>
        <draw:rect draw:style-name="gr2" draw:text-style-name="P1" draw:layer="layout" svg:width="7cm" svg:height="12.596cm" svg:x="13.7cm" svg:y="36.404cm">
          <text:p/>
        </draw:rect>
        <draw:frame draw:style-name="gr6" xml:id="id13" draw:id="id13" draw:layer="layout" svg:width="2.534cm" svg:height="0.729cm" svg:x="14.2cm" svg:y="36.7cm">
          <draw:text-box>
            <text:p>{{Menu}}</text:p>
          </draw:text-box>
        </draw:frame>
        <draw:frame draw:style-name="gr12" xml:id="id61" draw:id="id61" draw:layer="layout" svg:width="4.7cm" svg:height="0.729cm" svg:x="14.2cm" svg:y="37.671cm">
          <draw:text-box>
            <text:p>{{MenuLibrary}}</text:p>
          </draw:text-box>
        </draw:frame>
        <draw:connector draw:style-name="gr4" draw:text-style-name="P1" draw:layer="layout" draw:line-skew="1.452cm" svg:x1="9.196cm" svg:y1="3.16cm" svg:x2="13.7cm" svg:y2="36.064cm" draw:start-shape="id2" draw:start-glue-point="1" draw:end-shape="id4" svg:d="M9196 3160h3704v32904h800" svg:viewBox="0 0 4505 32905">
          <text:p/>
        </draw:connector>
        <draw:frame draw:style-name="gr13" xml:id="id75" draw:id="id75" draw:layer="layout" svg:width="4.312cm" svg:height="0.729cm" svg:x="14.2cm" svg:y="46.1cm">
          <draw:text-box>
            <text:p>{{NoFilesHint}}</text:p>
          </draw:text-box>
        </draw:frame>
        <draw:frame draw:style-name="gr14" draw:text-style-name="P2" xml:id="id36" draw:id="id36" draw:layer="layout" svg:width="5.2cm" svg:height="1.207cm" svg:x="14.2cm" svg:y="39.2cm">
          <draw:text-box>
            <text:p text:style-name="P2">{{LibraryItems}}</text:p>
            <text:p text:style-name="P2">* Multiple files</text:p>
          </draw:text-box>
        </draw:frame>
        <draw:frame draw:style-name="gr8" xml:id="id63" draw:id="id63" draw:layer="layout" svg:width="4.058cm" svg:height="0.729cm" svg:x="14.2cm" svg:y="45.1cm">
          <draw:text-box>
            <text:p>{{Pagination}}</text:p>
          </draw:text-box>
        </draw:frame>
        <draw:frame draw:style-name="gr15" xml:id="id5" draw:id="id5" draw:layer="layout" svg:width="6.344cm" svg:height="0.729cm" svg:x="13.7cm" svg:y="16.1cm">
          <draw:text-box>
            <text:p>PagePlaylistDetails.tpl</text:p>
          </draw:text-box>
        </draw:frame>
        <draw:rect draw:style-name="gr2" draw:text-style-name="P1" draw:layer="layout" svg:width="7cm" svg:height="2.796cm" svg:x="13.7cm" svg:y="16.804cm">
          <text:p/>
        </draw:rect>
        <draw:frame draw:style-name="gr6" xml:id="id14" draw:id="id14" draw:layer="layout" svg:width="2.534cm" svg:height="0.729cm" svg:x="14.2cm" svg:y="17.1cm">
          <draw:text-box>
            <text:p>{{Menu}}</text:p>
          </draw:text-box>
        </draw:frame>
        <draw:frame draw:style-name="gr16" xml:id="id21" draw:id="id21" draw:layer="layout" svg:width="6.344cm" svg:height="0.729cm" svg:x="14.2cm" svg:y="18.1cm">
          <draw:text-box>
            <text:p>{{ItemPlaylistDetails}}</text:p>
          </draw:text-box>
        </draw:frame>
        <draw:frame draw:style-name="gr17" xml:id="id6" draw:id="id6" draw:layer="layout" svg:width="6.09cm" svg:height="0.729cm" svg:x="13.7cm" svg:y="20.6cm">
          <draw:text-box>
            <text:p>PageLibraryDetails.tpl</text:p>
          </draw:text-box>
        </draw:frame>
        <draw:rect draw:style-name="gr2" draw:text-style-name="P1" draw:layer="layout" svg:width="7cm" svg:height="2.796cm" svg:x="13.7cm" svg:y="21.304cm">
          <text:p/>
        </draw:rect>
        <draw:frame draw:style-name="gr6" xml:id="id15" draw:id="id15" draw:layer="layout" svg:width="2.534cm" svg:height="0.729cm" svg:x="14.2cm" svg:y="21.6cm">
          <draw:text-box>
            <text:p>{{Menu}}</text:p>
          </draw:text-box>
        </draw:frame>
        <draw:frame draw:style-name="gr18" xml:id="id22" draw:id="id22" draw:layer="layout" svg:width="6.09cm" svg:height="0.729cm" svg:x="14.2cm" svg:y="22.6cm">
          <draw:text-box>
            <text:p>{{ItemLibraryDetails}}</text:p>
          </draw:text-box>
        </draw:frame>
        <draw:frame draw:style-name="gr19" xml:id="id7" draw:id="id7" draw:layer="layout" svg:width="3.804cm" svg:height="0.729cm" svg:x="13.767cm" svg:y="4.5cm">
          <draw:text-box>
            <text:p>PageError.tpl</text:p>
          </draw:text-box>
        </draw:frame>
        <draw:rect draw:style-name="gr2" draw:text-style-name="P1" draw:layer="layout" svg:width="7cm" svg:height="2.796cm" svg:x="13.767cm" svg:y="5.204cm">
          <text:p/>
        </draw:rect>
        <draw:frame draw:style-name="gr6" xml:id="id16" draw:id="id16" draw:layer="layout" svg:width="2.534cm" svg:height="0.729cm" svg:x="14.267cm" svg:y="5.5cm">
          <draw:text-box>
            <text:p>{{Menu}}</text:p>
          </draw:text-box>
        </draw:frame>
        <draw:frame draw:style-name="gr20" xml:id="id71" draw:id="id71" draw:layer="layout" svg:width="4.566cm" svg:height="0.729cm" svg:x="14.267cm" svg:y="6.5cm">
          <draw:text-box>
            <text:p>{{ErrorMessage}}</text:p>
          </draw:text-box>
        </draw:frame>
        <draw:connector draw:style-name="gr4" draw:text-style-name="P1" draw:layer="layout" draw:line-skew="1.452cm" svg:x1="9.196cm" svg:y1="3.16cm" svg:x2="13.7cm" svg:y2="16.464cm" draw:start-shape="id2" draw:start-glue-point="1" draw:end-shape="id5" draw:end-glue-point="3" svg:d="M9196 3160h3704v13304h800" svg:viewBox="0 0 4505 13305">
          <text:p/>
        </draw:connector>
        <draw:connector draw:style-name="gr4" draw:text-style-name="P1" draw:layer="layout" draw:line-skew="1.452cm" svg:x1="9.196cm" svg:y1="3.16cm" svg:x2="13.7cm" svg:y2="20.964cm" draw:start-shape="id2" draw:start-glue-point="1" draw:end-shape="id6" draw:end-glue-point="3" svg:d="M9196 3160h3704v17804h800" svg:viewBox="0 0 4505 17805">
          <text:p/>
        </draw:connector>
        <draw:connector draw:style-name="gr4" draw:text-style-name="P1" draw:layer="layout" draw:line-skew="1.418cm" svg:x1="9.196cm" svg:y1="3.16cm" svg:x2="13.767cm" svg:y2="4.864cm" draw:start-shape="id2" draw:start-glue-point="1" draw:end-shape="id7" draw:end-glue-point="3" svg:d="M9196 3160h3704v1704h867" svg:viewBox="0 0 4572 1705">
          <text:p/>
        </draw:connector>
        <draw:frame draw:style-name="gr21" xml:id="id11" draw:id="id11" draw:layer="layout" svg:width="3.55cm" svg:height="0.729cm" svg:x="4.5cm" svg:y="14.271cm">
          <draw:text-box>
            <text:p>MenuMain.tpl</text:p>
          </draw:text-box>
        </draw:frame>
        <draw:rect draw:style-name="gr2" draw:text-style-name="P1" draw:layer="layout" svg:width="6cm" svg:height="2.796cm" svg:x="4.5cm" svg:y="15cm">
          <text:p/>
        </draw:rect>
        <draw:frame draw:style-name="gr22" draw:text-style-name="P2" xml:id="id8" draw:id="id8" draw:layer="layout" svg:width="4.82cm" svg:height="1.685cm" svg:x="5cm" svg:y="15.296cm">
          <draw:text-box>
            <text:p text:style-name="P2">{{PlayerClass}}</text:p>
            <text:p text:style-name="P2">{{PlaylistClass}}</text:p>
            <text:p text:style-name="P2">{{LibraryClass}}</text:p>
          </draw:text-box>
        </draw:frame>
        <draw:frame draw:style-name="gr23" xml:id="id9" draw:id="id9" draw:layer="layout" svg:width="5.824cm" svg:height="1.375cm" svg:x="4.7cm" svg:y="19cm">
          <draw:text-box>
            <text:p>player / playlist / library</text:p>
            <text:p>+ active</text:p>
          </draw:text-box>
        </draw:frame>
        <draw:connector draw:style-name="gr24" draw:text-style-name="P1" draw:layer="layout" draw:type="line" svg:x1="7.41cm" svg:y1="16.981cm" svg:x2="7.612cm" svg:y2="19cm" draw:start-shape="id8" draw:start-glue-point="2" draw:end-shape="id9" draw:end-glue-point="0" svg:d="M7410 16981l202 2019" svg:viewBox="0 0 203 2020">
          <text:p/>
        </draw:connector>
        <draw:connector draw:style-name="gr24" draw:text-style-name="P1" draw:layer="layout" draw:line-skew="0.5cm" svg:x1="14.2cm" svg:y1="11.164cm" svg:x2="8.05cm" svg:y2="14.635cm" draw:start-shape="id10" draw:start-glue-point="3" draw:end-shape="id11" draw:end-glue-point="1" svg:d="M14200 11164h-2575v3471h-3575" svg:viewBox="0 0 6151 3472">
          <text:p/>
        </draw:connector>
        <draw:connector draw:style-name="gr24" draw:text-style-name="P1" draw:layer="layout" draw:line-skew="0.5cm" svg:x1="14.2cm" svg:y1="28.364cm" svg:x2="8.05cm" svg:y2="14.635cm" draw:start-shape="id12" draw:start-glue-point="3" draw:end-shape="id11" draw:end-glue-point="1" svg:d="M14200 28364h-2575v-13729h-3575" svg:viewBox="0 0 6151 13730">
          <text:p/>
        </draw:connector>
        <draw:connector draw:style-name="gr24" draw:text-style-name="P1" draw:layer="layout" draw:line-skew="0.5cm" svg:x1="14.2cm" svg:y1="37.064cm" svg:x2="8.05cm" svg:y2="14.635cm" draw:start-shape="id13" draw:start-glue-point="3" draw:end-shape="id11" draw:end-glue-point="1" svg:d="M14200 37064h-2575v-22429h-3575" svg:viewBox="0 0 6151 22430">
          <text:p/>
        </draw:connector>
        <draw:connector draw:style-name="gr24" draw:text-style-name="P1" draw:layer="layout" draw:line-skew="0.5cm" svg:x1="14.2cm" svg:y1="17.464cm" svg:x2="8.05cm" svg:y2="14.635cm" draw:start-shape="id14" draw:start-glue-point="3" draw:end-shape="id11" draw:end-glue-point="1" svg:d="M14200 17464h-2575v-2829h-3575" svg:viewBox="0 0 6151 2830">
          <text:p/>
        </draw:connector>
        <draw:connector draw:style-name="gr24" draw:text-style-name="P1" draw:layer="layout" draw:line-skew="0.5cm" svg:x1="14.2cm" svg:y1="21.964cm" svg:x2="8.05cm" svg:y2="14.635cm" draw:start-shape="id15" draw:start-glue-point="3" draw:end-shape="id11" draw:end-glue-point="1" svg:d="M14200 21964h-2575v-7329h-3575" svg:viewBox="0 0 6151 7330">
          <text:p/>
        </draw:connector>
        <draw:connector draw:style-name="gr24" draw:text-style-name="P1" draw:layer="layout" draw:line-skew="0.466cm" svg:x1="14.267cm" svg:y1="5.864cm" svg:x2="8.05cm" svg:y2="14.635cm" draw:start-shape="id16" draw:start-glue-point="3" draw:end-shape="id11" draw:end-glue-point="1" svg:d="M14267 5864h-2642v8771h-3575" svg:viewBox="0 0 6218 8772">
          <text:p/>
        </draw:connector>
        <draw:connector draw:style-name="gr24" draw:text-style-name="P1" draw:layer="layout" draw:type="line" svg:x1="20.036cm" svg:y1="12.164cm" svg:x2="21.4cm" svg:y2="10.824cm" draw:start-shape="id17" draw:start-glue-point="1" draw:end-shape="id18" draw:end-glue-point="3" svg:d="M20036 12164l1364-1340" svg:viewBox="0 0 1365 1341">
          <text:p/>
        </draw:connector>
        <draw:frame draw:style-name="gr25" xml:id="id20" draw:id="id20" draw:layer="layout" svg:width="7.5cm" svg:height="2.641cm" svg:x="28.299cm" svg:y="6.169cm">
          <draw:text-box>
            <text:p>ItemFilePlayer.tpl</text:p>
            <text:p>ItemFilePlaylist.tpl</text:p>
            <text:p>ItemFilePlaylistDetails.tpl</text:p>
            <text:p>ItemFileLibrary.tpl</text:p>
            <text:p>ItemFileLibraryDetails.tpl</text:p>
          </draw:text-box>
        </draw:frame>
        <draw:rect draw:style-name="gr2" draw:text-style-name="P1" draw:layer="layout" svg:width="8cm" svg:height="22.221cm" svg:x="28.299cm" svg:y="8.779cm">
          <text:p/>
        </draw:rect>
        <draw:frame draw:style-name="gr26" xml:id="id23" draw:id="id23" draw:layer="layout" svg:width="2.788cm" svg:height="0.729cm" svg:x="28.799cm" svg:y="8.965cm">
          <draw:text-box>
            <text:p>{{Class}}</text:p>
          </draw:text-box>
        </draw:frame>
        <draw:connector draw:style-name="gr24" draw:text-style-name="P1" draw:layer="layout" draw:line-skew="2.121cm" svg:x1="18.258cm" svg:y1="14.164cm" svg:x2="28.299cm" svg:y2="7.489cm" draw:start-shape="id19" draw:start-glue-point="1" draw:end-shape="id20" draw:end-glue-point="3" svg:d="M18258 14164h7142v-6675h2899" svg:viewBox="0 0 10042 6676">
          <text:p/>
        </draw:connector>
        <draw:connector draw:style-name="gr24" draw:text-style-name="P1" draw:layer="layout" draw:line-skew="0.978cm" svg:x1="20.544cm" svg:y1="18.464cm" svg:x2="28.299cm" svg:y2="7.489cm" draw:start-shape="id21" draw:start-glue-point="1" draw:end-shape="id20" draw:end-glue-point="3" svg:d="M20544 18464h4856v-10975h2899" svg:viewBox="0 0 7756 10976">
          <text:p/>
        </draw:connector>
        <draw:connector draw:style-name="gr24" draw:text-style-name="P1" draw:layer="layout" draw:line-skew="1.232cm" svg:x1="20.29cm" svg:y1="22.964cm" svg:x2="28.299cm" svg:y2="7.489cm" draw:start-shape="id22" draw:start-glue-point="1" draw:end-shape="id20" draw:end-glue-point="3" svg:d="M20290 22964h5237v-15475h2772" svg:viewBox="0 0 8010 15476">
          <text:p/>
        </draw:connector>
        <draw:frame draw:style-name="gr27" xml:id="id24" draw:id="id24" draw:layer="layout" svg:width="8.428cm" svg:height="1.987cm" svg:x="37.371cm" svg:y="7.669cm">
          <draw:text-box>
            <text:p>file / stream / cdda / cue / unknown</text:p>
            <text:p>+ current</text:p>
            <text:p>+ FileNotFound</text:p>
          </draw:text-box>
        </draw:frame>
        <draw:connector draw:style-name="gr24" draw:text-style-name="P1" draw:layer="layout" draw:line-skew="2.07cm" svg:x1="31.587cm" svg:y1="9.329cm" svg:x2="37.371cm" svg:y2="8.662cm" draw:start-shape="id23" draw:start-glue-point="1" draw:end-shape="id24" draw:end-glue-point="3" svg:d="M31587 9329h4962v-667h822" svg:viewBox="0 0 5785 668">
          <text:p/>
        </draw:connector>
        <draw:frame draw:style-name="gr28" xml:id="id26" draw:id="id26" draw:layer="layout" svg:width="11cm" svg:height="1.375cm" svg:x="37.299cm" svg:y="10.169cm">
          <draw:text-box>
            <text:p>artist / album / track / votes / prebook </text:p>
            <text:p>or hidden (if information is missing / useless)</text:p>
          </draw:text-box>
        </draw:frame>
        <draw:frame draw:style-name="gr29" draw:text-style-name="P2" xml:id="id27" draw:id="id27" draw:layer="layout" svg:width="7.106cm" svg:height="1.685cm" svg:x="28.799cm" svg:y="13.169cm">
          <draw:text-box>
            <text:p text:style-name="P2">{{ID}}, </text:p>
            <text:p text:style-name="P2">{{ArtistID}}, {{AlbumID}},</text:p>
            <text:p text:style-name="P2">{{GenreID}}, {{CoverID}}</text:p>
          </draw:text-box>
        </draw:frame>
        <draw:frame draw:style-name="gr30" draw:text-style-name="P2" xml:id="id29" draw:id="id29" draw:layer="layout" svg:width="4.566cm" svg:height="1.685cm" svg:x="28.799cm" svg:y="15.169cm">
          <draw:text-box>
            <text:p text:style-name="P2">{{Index}}</text:p>
            <text:p text:style-name="P2">{{PrebookIndex}}</text:p>
            <text:p text:style-name="P2">{{Votes}}</text:p>
          </draw:text-box>
        </draw:frame>
        <draw:frame draw:style-name="gr31" draw:text-style-name="P2" xml:id="id25" draw:id="id25" draw:layer="layout" svg:width="4.566cm" svg:height="2.641cm" svg:x="28.799cm" svg:y="10.153cm">
          <draw:text-box>
            <text:p text:style-name="P2">{{ArtistClass}}</text:p>
            <text:p text:style-name="P2">{{AlbumClass}}</text:p>
            <text:p text:style-name="P2">{{TrackClass}}</text:p>
            <text:p text:style-name="P2">{{VoteClass}}</text:p>
            <text:p text:style-name="P2">{{PrebookClass}}</text:p>
          </draw:text-box>
        </draw:frame>
        <draw:connector draw:style-name="gr24" draw:text-style-name="P1" draw:layer="layout" draw:type="line" svg:x1="33.365cm" svg:y1="11.473cm" svg:x2="37.299cm" svg:y2="10.856cm" draw:start-shape="id25" draw:start-glue-point="1" draw:end-shape="id26" draw:end-glue-point="3" svg:d="M33365 11473l3934-617" svg:viewBox="0 0 3935 618">
          <text:p/>
        </draw:connector>
        <draw:frame draw:style-name="gr32" xml:id="id28" draw:id="id28" draw:layer="layout" svg:width="11.061cm" svg:height="1.367cm" svg:x="37.299cm" svg:y="12.169cm">
          <draw:text-box>
            <text:p>Internal IDs of the file/artist/album/genre/cover.</text:p>
            <text:p>Used for links.</text:p>
          </draw:text-box>
        </draw:frame>
        <draw:connector draw:style-name="gr24" draw:text-style-name="P1" draw:layer="layout" draw:type="line" svg:x1="35.905cm" svg:y1="14.011cm" svg:x2="37.299cm" svg:y2="12.852cm" draw:start-shape="id27" draw:start-glue-point="1" draw:end-shape="id28" draw:end-glue-point="3" svg:d="M35905 14011l1394-1159" svg:viewBox="0 0 1395 1160">
          <text:p/>
        </draw:connector>
        <draw:frame draw:style-name="gr33" xml:id="id30" draw:id="id30" draw:layer="layout" svg:width="7.5cm" svg:height="2.599cm" svg:x="37.299cm" svg:y="14.07cm">
          <draw:text-box>
            <text:p>Playlist only:</text:p>
            <text:p>Index in the playlist</text:p>
            <text:p>Index in the prebook list</text:p>
            <text:p>Number of votes</text:p>
          </draw:text-box>
        </draw:frame>
        <draw:connector draw:style-name="gr24" draw:text-style-name="P1" draw:layer="layout" draw:type="line" svg:x1="33.365cm" svg:y1="16.011cm" svg:x2="37.299cm" svg:y2="15.369cm" draw:start-shape="id29" draw:start-glue-point="1" draw:end-shape="id30" draw:end-glue-point="3" svg:d="M33365 16011l3934-642" svg:viewBox="0 0 3935 643">
          <text:p/>
        </draw:connector>
        <draw:frame draw:style-name="gr34" draw:text-style-name="P2" xml:id="id31" draw:id="id31" draw:layer="layout" svg:width="6.852cm" svg:height="3.119cm" svg:x="28.799cm" svg:y="20.369cm">
          <draw:text-box>
            <text:p text:style-name="P2">{{PlaylistTitle}},</text:p>
            <text:p text:style-name="P2">{{Artist}}, {{Title}},</text:p>
            <text:p text:style-name="P2">{{Album}}, {{Track}},</text:p>
            <text:p text:style-name="P2">{{Genre}}, {{Year}},</text:p>
            <text:p text:style-name="P2">{{Duration}}, {{Size}}</text:p>
            <text:p text:style-name="P2">{{Filetype}}, {{Quality}}</text:p>
          </draw:text-box>
        </draw:frame>
        <draw:frame draw:style-name="gr35" xml:id="id32" draw:id="id32" draw:layer="layout" svg:width="9.5cm" svg:height="1.875cm" svg:x="37.299cm" svg:y="21.169cm">
          <draw:text-box>
            <text:p>Information about the file.</text:p>
            <text:p>The {{PlaylistTitle}} is the title as it appears in the Playlist.</text:p>
          </draw:text-box>
        </draw:frame>
        <draw:connector draw:style-name="gr24" draw:text-style-name="P1" draw:layer="layout" draw:type="line" svg:x1="35.651cm" svg:y1="21.928cm" svg:x2="37.299cm" svg:y2="22.106cm" draw:start-shape="id31" draw:start-glue-point="1" draw:end-shape="id32" draw:end-glue-point="3" svg:d="M35651 21928l1648 178" svg:viewBox="0 0 1649 179">
          <text:p/>
        </draw:connector>
        <draw:frame draw:style-name="gr36" xml:id="id33" draw:id="id33" draw:layer="layout" svg:width="3.5cm" svg:height="0.729cm" svg:x="28.799cm" svg:y="23.869cm">
          <draw:text-box>
            <text:p>{{Warning}}</text:p>
          </draw:text-box>
        </draw:frame>
        <draw:frame draw:style-name="gr37" xml:id="id34" draw:id="id34" draw:layer="layout" svg:width="8.398cm" svg:height="1.375cm" svg:x="37.401cm" svg:y="23.794cm">
          <draw:text-box>
            <text:p>„File not found“ </text:p>
            <text:p>(if the file doesn‘t exist)</text:p>
          </draw:text-box>
        </draw:frame>
        <draw:connector draw:style-name="gr24" draw:text-style-name="P1" draw:layer="layout" draw:type="line" svg:x1="32.299cm" svg:y1="24.233cm" svg:x2="37.401cm" svg:y2="24.481cm" draw:start-shape="id33" draw:start-glue-point="1" draw:end-shape="id34" draw:end-glue-point="3" svg:d="M32299 24233l5102 248" svg:viewBox="0 0 5103 249">
          <text:p/>
        </draw:connector>
        <draw:connector draw:style-name="gr24" draw:text-style-name="P1" draw:layer="layout" draw:line-skew="1.74cm" svg:x1="19.02cm" svg:y1="29.603cm" svg:x2="28.299cm" svg:y2="7.489cm" draw:start-shape="id35" draw:start-glue-point="1" draw:end-shape="id20" svg:d="M19020 29603h6380v-22114h2899" svg:viewBox="0 0 9280 22115">
          <text:p/>
        </draw:connector>
        <draw:connector draw:style-name="gr24" draw:text-style-name="P1" draw:layer="layout" draw:line-skew="1.55cm" svg:x1="19.4cm" svg:y1="39.803cm" svg:x2="28.299cm" svg:y2="7.489cm" draw:start-shape="id36" draw:start-glue-point="1" draw:end-shape="id20" draw:end-glue-point="3" svg:d="M19400 39803h6000v-32314h2899" svg:viewBox="0 0 8900 32315">
          <text:p/>
        </draw:connector>
        <draw:frame draw:style-name="gr38" draw:text-style-name="P2" xml:id="id37" draw:id="id37" draw:layer="layout" svg:width="5.328cm" svg:height="4.553cm" svg:x="28.799cm" svg:y="25.294cm">
          <draw:text-box>
            <text:p text:style-name="P2">{{BtnFileDownload}}</text:p>
            <text:p text:style-name="P2">{{BtnFilePlayNow}}</text:p>
            <text:p text:style-name="P2">{{BtnFileVote}}</text:p>
            <text:p text:style-name="P2">{{BtnFileMoveUp}}</text:p>
            <text:p text:style-name="P2">{{BtnFileMoveDown}}</text:p>
            <text:p text:style-name="P2">{{BtnFileDelete}}</text:p>
            <text:p text:style-name="P2">{{BtnFileAdd}}</text:p>
            <text:p text:style-name="P2">{{BtnFileAddNext}}</text:p>
            <text:p text:style-name="P2">{{HtmlFileAudio}}</text:p>
          </draw:text-box>
        </draw:frame>
        <draw:frame draw:style-name="gr39" xml:id="id38" draw:id="id38" draw:layer="layout" svg:width="5.328cm" svg:height="4.553cm" svg:x="39.899cm" svg:y="25.769cm">
          <draw:text-box>
            <text:p>BtnFileDownload.tpl</text:p>
            <text:p>BtnFilePlayNow.tpl</text:p>
            <text:p>BtnFileVote.tpl</text:p>
            <text:p>BtnFileMoveUp.tpl</text:p>
            <text:p>BtnFileMoveDown.tpl</text:p>
            <text:p>BtnFileDelete.tpl</text:p>
            <text:p>BtnFileAdd.tpl</text:p>
            <text:p>BtnFileAddnext.tpl</text:p>
            <text:p>HtmlFileAudio.tpl</text:p>
          </draw:text-box>
        </draw:frame>
        <draw:rect draw:style-name="gr2" draw:text-style-name="P1" draw:layer="layout" svg:width="6cm" svg:height="4.756cm" svg:x="39.899cm" svg:y="30.244cm">
          <text:p/>
        </draw:rect>
        <draw:connector draw:style-name="gr24" draw:text-style-name="P1" draw:layer="layout" draw:line-skew="0.987cm" svg:x1="34.127cm" svg:y1="27.57cm" svg:x2="39.899cm" svg:y2="28.045cm" draw:start-shape="id37" draw:start-glue-point="1" draw:end-shape="id38" draw:end-glue-point="3" svg:d="M34127 27570h3873v475h1899" svg:viewBox="0 0 5773 476">
          <text:p/>
        </draw:connector>
        <draw:frame draw:style-name="gr40" xml:id="id39" draw:id="id39" draw:layer="layout" svg:width="2.026cm" svg:height="0.729cm" svg:x="40.399cm" svg:y="30.54cm">
          <draw:text-box>
            <text:p>{{ID}}</text:p>
          </draw:text-box>
        </draw:frame>
        <draw:frame draw:style-name="gr41" xml:id="id42" draw:id="id42" draw:layer="layout" svg:width="8.61cm" svg:height="0.763cm" svg:x="47.29cm" svg:y="31.337cm">
          <draw:text-box>
            <text:p>Suitable value for parameter „action“</text:p>
          </draw:text-box>
        </draw:frame>
        <draw:frame draw:style-name="gr42" xml:id="id41" draw:id="id41" draw:layer="layout" svg:width="3.042cm" svg:height="0.729cm" svg:x="40.399cm" svg:y="31.54cm">
          <draw:text-box>
            <text:p>{{Action}}</text:p>
          </draw:text-box>
        </draw:frame>
        <draw:frame draw:style-name="gr43" xml:id="id43" draw:id="id43" draw:layer="layout" svg:width="3.55cm" svg:height="0.729cm" svg:x="40.399cm" svg:y="32.644cm">
          <draw:text-box>
            <text:p>{{Filename}}</text:p>
          </draw:text-box>
        </draw:frame>
        <draw:frame draw:style-name="gr44" xml:id="id40" draw:id="id40" draw:layer="layout" svg:width="7.708cm" svg:height="1.375cm" svg:x="47.3cm" svg:y="29.525cm">
          <draw:text-box>
            <text:p>Internal ID of the file</text:p>
            <text:p>For use in parameter „id“ in links</text:p>
          </draw:text-box>
        </draw:frame>
        <draw:frame draw:style-name="gr45" xml:id="id44" draw:id="id44" draw:layer="layout" svg:width="6.707cm" svg:height="1.367cm" svg:x="47.293cm" svg:y="32.613cm">
          <draw:text-box>
            <text:p>Download/HtmlAudio only:</text:p>
            <text:p>Filename for use in href</text:p>
          </draw:text-box>
        </draw:frame>
        <draw:connector draw:style-name="title" draw:layer="layout" draw:type="line" svg:x1="42.425cm" svg:y1="30.904cm" svg:x2="47.3cm" svg:y2="30.212cm" draw:start-shape="id39" draw:start-glue-point="1" draw:end-shape="id40" draw:end-glue-point="3" svg:d="M42425 30904l4875-692" svg:viewBox="0 0 4876 693">
          <text:p/>
        </draw:connector>
        <draw:connector draw:style-name="gr24" draw:text-style-name="P1" draw:layer="layout" draw:type="line" svg:x1="43.441cm" svg:y1="31.904cm" svg:x2="47.29cm" svg:y2="31.718cm" draw:start-shape="id41" draw:start-glue-point="1" draw:end-shape="id42" draw:end-glue-point="3" svg:d="M43441 31904l3849-186" svg:viewBox="0 0 3850 187">
          <text:p/>
        </draw:connector>
        <draw:connector draw:style-name="gr24" draw:text-style-name="P1" draw:layer="layout" draw:type="line" svg:x1="43.949cm" svg:y1="33.008cm" svg:x2="47.293cm" svg:y2="33.296cm" draw:start-shape="id43" draw:start-glue-point="1" draw:end-shape="id44" draw:end-glue-point="3" svg:d="M43949 33008l3344 288" svg:viewBox="0 0 3345 289">
          <text:p/>
        </draw:connector>
        <draw:frame draw:style-name="gr46" xml:id="id46" draw:id="id46" draw:layer="layout" svg:width="5.582cm" svg:height="1.685cm" svg:x="28.1cm" svg:y="45cm">
          <draw:text-box>
            <text:p>ItemBrowseArtist.tpl</text:p>
            <text:p>ItemBrowseAlbum.tpl</text:p>
            <text:p>ItemBrowseGenre.tpl</text:p>
          </draw:text-box>
        </draw:frame>
        <draw:rect draw:style-name="gr2" draw:text-style-name="P1" draw:layer="layout" svg:width="7.5cm" svg:height="6.39cm" svg:x="28.1cm" svg:y="46.61cm">
          <text:p/>
        </draw:rect>
        <draw:connector draw:style-name="gr24" draw:text-style-name="P1" draw:layer="layout" draw:line-skew="2.705cm" svg:x1="20.29cm" svg:y1="43.196cm" svg:x2="28.1cm" svg:y2="45.842cm" draw:start-shape="id45" draw:start-glue-point="1" draw:end-shape="id46" draw:end-glue-point="3" svg:d="M20290 43196h6610v2646h1200" svg:viewBox="0 0 7811 2647">
          <text:p/>
        </draw:connector>
        <draw:frame draw:style-name="gr47" draw:text-style-name="P2" xml:id="id47" draw:id="id47" draw:layer="layout" svg:width="6.344cm" svg:height="1.685cm" svg:x="28.6cm" svg:y="47cm">
          <draw:text-box>
            <text:p text:style-name="P2">{{Artist}}, {{Album}},</text:p>
            <text:p text:style-name="P2">{{Genre}}, {{Year}}, </text:p>
            <text:p text:style-name="P2">{{Duration}}, {{Count}}</text:p>
          </draw:text-box>
        </draw:frame>
        <draw:frame draw:style-name="gr6" xml:id="id49" draw:id="id49" draw:layer="layout" svg:width="2.534cm" svg:height="0.729cm" svg:x="28.6cm" svg:y="50.1cm">
          <draw:text-box>
            <text:p>{{Link}}</text:p>
          </draw:text-box>
        </draw:frame>
        <draw:frame draw:style-name="gr3" xml:id="id51" draw:id="id51" draw:layer="layout" svg:width="3.296cm" svg:height="0.729cm" svg:x="28.6cm" svg:y="51.3cm">
          <draw:text-box>
            <text:p>{{FontIdx}}</text:p>
          </draw:text-box>
        </draw:frame>
        <draw:frame draw:style-name="gr3" xml:id="id53" draw:id="id53" draw:layer="layout" svg:width="3.296cm" svg:height="0.729cm" svg:x="28.6cm" svg:y="49cm">
          <draw:text-box>
            <text:p>{{CoverID}}</text:p>
          </draw:text-box>
        </draw:frame>
        <draw:frame draw:style-name="gr48" xml:id="id48" draw:id="id48" draw:layer="layout" svg:width="10.5cm" svg:height="0.759cm" svg:x="36.5cm" svg:y="47cm">
          <draw:text-box>
            <text:p>Information about this album, artist or genre </text:p>
          </draw:text-box>
        </draw:frame>
        <draw:connector draw:style-name="gr24" draw:text-style-name="P1" draw:layer="layout" draw:type="line" svg:x1="34.944cm" svg:y1="47.842cm" svg:x2="36.5cm" svg:y2="47.379cm" draw:start-shape="id47" draw:start-glue-point="1" draw:end-shape="id48" draw:end-glue-point="3" svg:d="M34944 47842l1556-463" svg:viewBox="0 0 1557 464">
          <text:p/>
        </draw:connector>
        <draw:frame draw:style-name="gr49" xml:id="id50" draw:id="id50" draw:layer="layout" svg:width="6.836cm" svg:height="0.763cm" svg:x="36.5cm" svg:y="50.237cm">
          <draw:text-box>
            <text:p>A suitable link for use in href</text:p>
          </draw:text-box>
        </draw:frame>
        <draw:connector draw:style-name="gr24" draw:text-style-name="P1" draw:layer="layout" draw:type="line" svg:x1="31.134cm" svg:y1="50.464cm" svg:x2="36.5cm" svg:y2="50.618cm" draw:start-shape="id49" draw:start-glue-point="1" draw:end-shape="id50" draw:end-glue-point="3" svg:d="M31134 50464l5366 154" svg:viewBox="0 0 5367 155">
          <text:p/>
        </draw:connector>
        <draw:frame draw:style-name="gr50" xml:id="id52" draw:id="id52" draw:layer="layout" svg:width="8.445cm" svg:height="1.775cm" svg:x="36.5cm" svg:y="51.725cm">
          <draw:text-box>
            <text:p>A font size (in px), based on the value of count for this collection and others</text:p>
          </draw:text-box>
        </draw:frame>
        <draw:connector draw:style-name="gr24" draw:text-style-name="P1" draw:layer="layout" draw:type="line" svg:x1="31.896cm" svg:y1="51.664cm" svg:x2="36.5cm" svg:y2="52.612cm" draw:start-shape="id51" draw:start-glue-point="1" draw:end-shape="id52" draw:end-glue-point="3" svg:d="M31896 51664l4604 948" svg:viewBox="0 0 4605 949">
          <text:p/>
        </draw:connector>
        <draw:frame draw:style-name="gr51" xml:id="id54" draw:id="id54" draw:layer="layout" svg:width="4.445cm" svg:height="0.759cm" svg:x="36.555cm" svg:y="48.741cm">
          <draw:text-box>
            <text:p>Internal CoverID</text:p>
          </draw:text-box>
        </draw:frame>
        <draw:connector draw:style-name="gr24" draw:text-style-name="P1" draw:layer="layout" draw:type="line" svg:x1="31.896cm" svg:y1="49.364cm" svg:x2="36.555cm" svg:y2="49.12cm" draw:start-shape="id53" draw:start-glue-point="1" draw:end-shape="id54" svg:d="M31896 49364l4659-244" svg:viewBox="0 0 4660 245">
          <text:p/>
        </draw:connector>
        <draw:frame draw:style-name="gr52" xml:id="id62" draw:id="id62" draw:layer="layout" svg:width="5.836cm" svg:height="0.729cm" svg:x="2.6cm" svg:y="50.671cm">
          <draw:text-box>
            <text:p>MenuLibrary.tpl</text:p>
          </draw:text-box>
        </draw:frame>
        <draw:rect draw:style-name="gr2" draw:text-style-name="P1" draw:layer="layout" svg:width="7cm" svg:height="5.5cm" svg:x="2.6cm" svg:y="51.375cm">
          <text:p/>
        </draw:rect>
        <draw:frame draw:style-name="gr20" xml:id="id57" draw:id="id57" draw:layer="layout" svg:width="4.566cm" svg:height="0.729cm" svg:x="3.1cm" svg:y="54.075cm">
          <draw:text-box>
            <text:p>{{SearchString}}</text:p>
          </draw:text-box>
        </draw:frame>
        <draw:frame draw:style-name="gr53" draw:text-style-name="P2" xml:id="id55" draw:id="id55" draw:layer="layout" svg:width="4.312cm" svg:height="1.685cm" svg:x="3.1cm" svg:y="52.075cm">
          <draw:text-box>
            <text:p text:style-name="P2">{{ArtistClass}}</text:p>
            <text:p text:style-name="P2">{{AlbumClass}}</text:p>
            <text:p text:style-name="P2">{{GenreClass}}</text:p>
          </draw:text-box>
        </draw:frame>
        <draw:frame draw:style-name="gr54" xml:id="id56" draw:id="id56" draw:layer="layout" svg:width="5.304cm" svg:height="1.375cm" svg:x="11.796cm" svg:y="51.5cm">
          <draw:text-box>
            <text:p>artist / album / genre</text:p>
            <text:p>+ active</text:p>
          </draw:text-box>
        </draw:frame>
        <draw:connector draw:style-name="gr24" draw:text-style-name="P1" draw:layer="layout" draw:type="line" svg:x1="7.412cm" svg:y1="52.917cm" svg:x2="11.796cm" svg:y2="52.187cm" draw:start-shape="id55" draw:start-glue-point="1" draw:end-shape="id56" draw:end-glue-point="3" svg:d="M7412 52917l4384-730" svg:viewBox="0 0 4385 731">
          <text:p/>
        </draw:connector>
        <draw:frame draw:style-name="gr55" xml:id="id58" draw:id="id58" draw:layer="layout" svg:width="6.959cm" svg:height="1.375cm" svg:x="11.641cm" svg:y="53.5cm">
          <draw:text-box>
            <text:p>The string the user searched </text:p>
            <text:p>for in the library</text:p>
          </draw:text-box>
        </draw:frame>
        <draw:frame draw:style-name="gr56" xml:id="id59" draw:id="id59" draw:layer="layout" svg:width="4.82cm" svg:height="0.729cm" svg:x="3.1cm" svg:y="55.371cm">
          <draw:text-box>
            <text:p>{{BrowseSubmenu}}</text:p>
          </draw:text-box>
        </draw:frame>
        <draw:frame draw:style-name="gr57" xml:id="id60" draw:id="id60" draw:layer="layout" svg:width="8.034cm" svg:height="1.375cm" svg:x="11.6cm" svg:y="55.575cm">
          <draw:text-box>
            <text:p>A suitable submenu „A B C D ...“</text:p>
            <text:p>as an unordered list &lt;ul&gt; .. &lt;/ul&gt;</text:p>
          </draw:text-box>
        </draw:frame>
        <draw:connector draw:style-name="gr24" draw:text-style-name="P1" draw:layer="layout" draw:type="line" svg:x1="7.666cm" svg:y1="54.439cm" svg:x2="11.641cm" svg:y2="54.187cm" draw:start-shape="id57" draw:start-glue-point="1" draw:end-shape="id58" draw:end-glue-point="3" svg:d="M7666 54439l3975-252" svg:viewBox="0 0 3976 253">
          <text:p/>
        </draw:connector>
        <draw:connector draw:style-name="gr24" draw:text-style-name="P1" draw:layer="layout" draw:type="line" svg:x1="7.92cm" svg:y1="55.735cm" svg:x2="11.6cm" svg:y2="56.262cm" draw:start-shape="id59" draw:start-glue-point="1" draw:end-shape="id60" draw:end-glue-point="3" svg:d="M7920 55735l3680 527" svg:viewBox="0 0 3681 528">
          <text:p/>
        </draw:connector>
        <draw:connector draw:style-name="gr24" draw:text-style-name="P1" draw:layer="layout" svg:x1="14.2cm" svg:y1="38.035cm" svg:x2="8.436cm" svg:y2="51.035cm" draw:start-shape="id61" draw:start-glue-point="3" draw:end-shape="id62" draw:end-glue-point="1" svg:d="M14200 38035h-2882v13000h-2882" svg:viewBox="0 0 5765 13001">
          <text:p/>
        </draw:connector>
        <draw:frame draw:style-name="gr5" xml:id="id64" draw:id="id64" draw:layer="layout" svg:width="4.058cm" svg:height="0.729cm" svg:x="28cm" svg:y="59.739cm">
          <draw:text-box>
            <text:p>Pagination.tpl</text:p>
          </draw:text-box>
        </draw:frame>
        <draw:rect draw:style-name="gr58" draw:text-style-name="P3" draw:layer="layout" svg:width="7.5cm" svg:height="10.157cm" svg:x="28cm" svg:y="60.443cm">
          <text:p/>
        </draw:rect>
        <draw:connector draw:style-name="gr24" draw:text-style-name="P1" draw:layer="layout" draw:line-skew="1.721cm" svg:x1="18.258cm" svg:y1="45.464cm" svg:x2="28cm" svg:y2="60.103cm" draw:start-shape="id63" draw:start-glue-point="1" draw:end-shape="id64" draw:end-glue-point="3" svg:d="M18258 45464h6592v14639h3150" svg:viewBox="0 0 9743 14640">
          <text:p/>
        </draw:connector>
        <draw:frame draw:style-name="gr59" draw:text-style-name="P4" draw:layer="layout" svg:width="18cm" svg:height="2.5cm" svg:x="28cm" svg:y="56.9cm">
          <draw:text-box>
            <text:p><text:span text:style-name="T1">A pagination section is added if a list of files contains more than 100 entries.</text:span></text:p>
            <text:p><text:span text:style-name="T1"/></text:p>
            <text:p><text:span text:style-name="T1">Also, the „Artist page“ is divided into <text:s/>„Main Artists“ (with more than 5 tracks) and „Other Artists“ (with 4 or less tracks). </text:span></text:p>
          </draw:text-box>
        </draw:frame>
        <draw:frame draw:style-name="gr42" xml:id="id65" draw:id="id65" draw:layer="layout" svg:width="3.042cm" svg:height="0.729cm" svg:x="28.5cm" svg:y="65.6cm">
          <draw:text-box>
            <text:p>{{Letter}}</text:p>
          </draw:text-box>
        </draw:frame>
        <draw:frame draw:style-name="gr60" xml:id="id66" draw:id="id66" draw:layer="layout" svg:width="7.331cm" svg:height="1.375cm" svg:x="37cm" svg:y="64.6cm">
          <draw:text-box>
            <text:p>The first letter of the currently </text:p>
            <text:p>displayed artists</text:p>
          </draw:text-box>
        </draw:frame>
        <draw:connector draw:style-name="title" draw:layer="layout" draw:type="line" svg:x1="31.542cm" svg:y1="65.964cm" svg:x2="37cm" svg:y2="65.287cm" draw:start-shape="id65" draw:start-glue-point="1" draw:end-shape="id66" draw:end-glue-point="3" svg:d="M31542 65964l5458-677" svg:viewBox="0 0 5459 678">
          <text:p/>
        </draw:connector>
        <draw:frame draw:style-name="gr61" draw:text-style-name="P2" xml:id="id67" draw:id="id67" draw:layer="layout" svg:width="2.788cm" svg:height="1.685cm" svg:x="28.5cm" svg:y="60.833cm">
          <draw:text-box>
            <text:p text:style-name="P2">{{Start}}</text:p>
            <text:p text:style-name="P2">{{End}}</text:p>
            <text:p text:style-name="P2">{{Count}}</text:p>
          </draw:text-box>
        </draw:frame>
        <draw:frame draw:style-name="gr62" draw:text-style-name="P2" xml:id="id69" draw:id="id69" draw:layer="layout" svg:width="4cm" svg:height="2.361cm" svg:x="28.5cm" svg:y="62.739cm">
          <draw:text-box>
            <text:p text:style-name="P2">{{LinkPrev}}</text:p>
            <text:p text:style-name="P2">{{LinkNext}}</text:p>
            <text:p text:style-name="P2">{{LinkMain}}</text:p>
            <text:p text:style-name="P2">{{LinkOther}}</text:p>
          </draw:text-box>
        </draw:frame>
        <draw:frame draw:style-name="gr63" draw:text-style-name="P5" xml:id="id68" draw:id="id68" draw:layer="layout" svg:width="10.096cm" svg:height="1.987cm" svg:x="36.966cm" svg:y="60.068cm">
          <draw:text-box>
            <text:p>Index of the first displayed file</text:p>
            <text:p>Index of the last displayed file</text:p>
            <text:p>Total amount of files in the current selection</text:p>
          </draw:text-box>
        </draw:frame>
        <draw:connector draw:style-name="gr24" draw:text-style-name="P1" draw:layer="layout" draw:type="line" svg:x1="31.288cm" svg:y1="61.675cm" svg:x2="36.966cm" svg:y2="61.061cm" draw:start-shape="id67" draw:start-glue-point="1" draw:end-shape="id68" draw:end-glue-point="3" svg:d="M31288 61675l5678-614" svg:viewBox="0 0 5679 615">
          <text:p/>
        </draw:connector>
        <draw:frame draw:style-name="gr64" xml:id="id70" draw:id="id70" draw:layer="layout" svg:width="9.447cm" svg:height="1.5cm" svg:x="37cm" svg:y="62.6cm">
          <draw:text-box>
            <text:p>A suitable link (href) to </text:p>
            <text:p>the next / previous page</text:p>
          </draw:text-box>
        </draw:frame>
        <draw:connector draw:style-name="gr24" draw:text-style-name="P1" draw:layer="layout" draw:type="line" svg:x1="32.5cm" svg:y1="63.919cm" svg:x2="37cm" svg:y2="63.35cm" draw:start-shape="id69" draw:start-glue-point="1" draw:end-shape="id70" draw:end-glue-point="3" svg:d="M32500 63919l4500-569" svg:viewBox="0 0 4501 570">
          <text:p/>
        </draw:connector>
        <draw:frame draw:style-name="gr65" xml:id="id72" draw:id="id72" draw:layer="layout" svg:width="8.933cm" svg:height="2cm" svg:x="21.567cm" svg:y="3cm">
          <draw:text-box>
            <text:p>Message from the Webserver, usually</text:p>
            <text:p>„invalid parameter“ after clicking a</text:p>
            <text:p>deprecated link.</text:p>
          </draw:text-box>
        </draw:frame>
        <draw:connector draw:style-name="gr24" draw:text-style-name="P1" draw:layer="layout" draw:type="line" svg:x1="18.833cm" svg:y1="6.864cm" svg:x2="21.567cm" svg:y2="4cm" draw:start-shape="id71" draw:start-glue-point="1" draw:end-shape="id72" draw:end-glue-point="3" svg:d="M18833 6864l2734-2864" svg:viewBox="0 0 2735 2865">
          <text:p/>
        </draw:connector>
        <draw:frame draw:style-name="gr66" xml:id="id76" draw:id="id76" draw:layer="layout" svg:width="5.074cm" svg:height="0.729cm" svg:x="27.7cm" svg:y="73.4cm">
          <draw:text-box>
            <text:p>WarningNoFiles.tpl</text:p>
          </draw:text-box>
        </draw:frame>
        <draw:rect draw:style-name="gr2" draw:text-style-name="P1" draw:layer="layout" svg:width="7.3cm" svg:height="1.896cm" svg:x="27.7cm" svg:y="74.104cm">
          <text:p/>
        </draw:rect>
        <draw:frame draw:style-name="gr26" xml:id="id73" draw:id="id73" draw:layer="layout" svg:width="2.788cm" svg:height="0.729cm" svg:x="28.2cm" svg:y="74.696cm">
          <draw:text-box>
            <text:p>{{Value}}</text:p>
          </draw:text-box>
        </draw:frame>
        <draw:frame draw:style-name="gr67" xml:id="id74" draw:id="id74" draw:layer="layout" svg:width="7.467cm" svg:height="0.763cm" svg:x="36.5cm" svg:y="74.5cm">
          <draw:text-box>
            <text:p>The value the user searched for</text:p>
          </draw:text-box>
        </draw:frame>
        <draw:connector draw:style-name="gr68" draw:text-style-name="P1" draw:layer="layout" draw:type="line" svg:x1="30.988cm" svg:y1="75.06cm" svg:x2="36.5cm" svg:y2="74.881cm" draw:start-shape="id73" draw:start-glue-point="1" draw:end-shape="id74" draw:end-glue-point="3" svg:d="M30988 75060l5512-179" svg:viewBox="0 0 5513 180">
          <text:p/>
        </draw:connector>
        <draw:connector draw:style-name="gr68" draw:text-style-name="P1" draw:layer="layout" draw:line-skew="0.594cm" svg:x1="18.512cm" svg:y1="46.464cm" svg:x2="27.7cm" svg:y2="73.764cm" draw:start-shape="id75" draw:start-glue-point="1" draw:end-shape="id76" draw:end-glue-point="3" svg:d="M18512 46464h5188v27300h4000" svg:viewBox="0 0 9189 27301">
          <text:p/>
        </draw:connector>
        <draw:frame draw:style-name="gr42" xml:id="id77" draw:id="id77" draw:layer="layout" svg:width="3.042cm" svg:height="0.729cm" svg:x="28.799cm" svg:y="17.669cm">
          <draw:text-box>
            <text:p>{{Anchor}}</text:p>
          </draw:text-box>
        </draw:frame>
        <draw:frame draw:style-name="gr69" xml:id="id78" draw:id="id78" draw:layer="layout" svg:width="12.462cm" svg:height="1.275cm" svg:x="37.299cm" svg:y="16.894cm">
          <draw:text-box>
            <text:p>Replaced by name="currentTrack" for the current track<text:line-break/>This anchor can be used in the Menu.tpl</text:p>
          </draw:text-box>
        </draw:frame>
        <draw:connector draw:style-name="gr68" draw:text-style-name="P1" draw:layer="layout" draw:type="line" svg:x1="31.841cm" svg:y1="18.033cm" svg:x2="37.299cm" svg:y2="17.531cm" draw:start-shape="id77" draw:start-glue-point="1" draw:end-shape="id78" draw:end-glue-point="3" svg:d="M31841 18033l5458-502" svg:viewBox="0 0 5459 503">
          <text:p/>
        </draw:connector>
        <draw:frame draw:style-name="gr70" xml:id="id18" draw:id="id18" draw:layer="layout" svg:width="3.399cm" svg:height="1.367cm" svg:x="21.4cm" svg:y="10.141cm">
          <draw:text-box>
            <text:p>notplaying / </text:p>
            <text:p>playing</text:p>
          </draw:text-box>
        </draw:frame>
        <draw:frame draw:style-name="gr71" draw:text-style-name="P2" xml:id="id79" draw:id="id79" draw:layer="layout" svg:width="4.566cm" svg:height="3.119cm" svg:x="28.5cm" svg:y="66.739cm">
          <draw:text-box>
            <text:p text:style-name="P2">{{ClassFiles}}</text:p>
            <text:p text:style-name="P2">{{ClassPrev}}</text:p>
            <text:p text:style-name="P2">{{ClassNext}}</text:p>
            <text:p text:style-name="P2">{{ClassArtists}}</text:p>
            <text:p text:style-name="P2">{{ClassMain}}</text:p>
            <text:p text:style-name="P2">{{ClassOther}}</text:p>
          </draw:text-box>
        </draw:frame>
        <draw:connector draw:style-name="gr24" draw:text-style-name="P1" draw:layer="layout" draw:type="line" svg:x1="33.066cm" svg:y1="68.298cm" svg:x2="37cm" svg:y2="67.612cm" draw:start-shape="id79" draw:start-glue-point="1" draw:end-shape="id80" draw:end-glue-point="3" svg:d="M33066 68298l3934-686" svg:viewBox="0 0 3935 687">
          <text:p/>
        </draw:connector>
        <draw:frame draw:style-name="gr72" xml:id="id80" draw:id="id80" draw:layer="layout" svg:width="11cm" svg:height="0.775cm" svg:x="37cm" svg:y="67.225cm">
          <draw:text-box>
            <text:p>e.g. „hidden“, if the navigation link is not useful</text:p>
          </draw:text-box>
        </draw:frame>
        <draw:frame draw:style-name="gr73" draw:text-style-name="P2" xml:id="id45" draw:id="id45" draw:layer="layout" svg:width="6.09cm" svg:height="1.207cm" svg:x="14.2cm" svg:y="42.593cm">
          <draw:text-box>
            <text:p text:style-name="P2">{{LibraryItems}}</text:p>
            <text:p text:style-name="P2">* Multiple collections</text:p>
          </draw:text-box>
        </draw:frame>
        <draw:frame draw:style-name="gr10" draw:text-style-name="P2" xml:id="id81" draw:id="id81" draw:layer="layout" svg:width="4.82cm" svg:height="1.207cm" svg:x="14.2cm" svg:y="41.201cm">
          <draw:text-box>
            <text:p text:style-name="P2">{{Summary}}<text:line-break/>* For collections</text:p>
          </draw:text-box>
        </draw:frame>
        <draw:frame draw:style-name="gr74" xml:id="id82" draw:id="id82" draw:layer="layout" svg:width="5.5cm" svg:height="2.163cm" svg:x="28.2cm" svg:y="33.837cm">
          <draw:text-box>
            <text:p>SummaryAlbum.tpl</text:p>
            <text:p>SummaryArtist.tpl</text:p>
            <text:p>SummaryGenre.tpl</text:p>
            <text:p>SummarySearch.tpl</text:p>
          </draw:text-box>
        </draw:frame>
        <draw:connector draw:style-name="gr24" draw:text-style-name="P1" draw:layer="layout" draw:line-skew="3.39cm" svg:x1="19.02cm" svg:y1="41.804cm" svg:x2="28.2cm" svg:y2="34.918cm" draw:start-shape="id81" draw:start-glue-point="1" draw:end-shape="id82" draw:end-glue-point="3" svg:d="M19020 41804h7980v-6886h1200" svg:viewBox="0 0 9181 6887">
          <text:p/>
        </draw:connector>
        <draw:rect draw:style-name="gr2" draw:text-style-name="P1" draw:layer="layout" svg:width="7.5cm" svg:height="7.5cm" svg:x="28.2cm" svg:y="36cm">
          <text:p/>
        </draw:rect>
        <draw:frame draw:style-name="gr75" draw:text-style-name="P2" xml:id="id85" draw:id="id85" draw:layer="layout" svg:width="6.598cm" svg:height="2.163cm" svg:x="28.7cm" svg:y="36.5cm">
          <draw:text-box>
            <text:p text:style-name="P2">{{Artist}}, {{Album}},</text:p>
            <text:p text:style-name="P2">{{Genre}}, {{Year}}, </text:p>
            <text:p text:style-name="P2">{{Duration}}, {{Count}},</text:p>
            <text:p text:style-name="P2">{{Search}}</text:p>
          </draw:text-box>
        </draw:frame>
        <draw:frame draw:style-name="gr3" xml:id="id83" draw:id="id83" draw:layer="layout" svg:width="3.296cm" svg:height="0.729cm" svg:x="28.7cm" svg:y="39.2cm">
          <draw:text-box>
            <text:p>{{CoverID}}</text:p>
          </draw:text-box>
        </draw:frame>
        <draw:frame draw:style-name="gr51" xml:id="id84" draw:id="id84" draw:layer="layout" svg:width="4.445cm" svg:height="0.759cm" svg:x="37.555cm" svg:y="39.6cm">
          <draw:text-box>
            <text:p>Internal CoverID</text:p>
          </draw:text-box>
        </draw:frame>
        <draw:connector draw:style-name="gr24" draw:text-style-name="P1" draw:layer="layout" draw:type="line" svg:x1="31.996cm" svg:y1="39.564cm" svg:x2="37.555cm" svg:y2="39.979cm" draw:start-shape="id83" draw:start-glue-point="1" draw:end-shape="id84" svg:d="M31996 39564l5559 415" svg:viewBox="0 0 5560 416">
          <text:p/>
        </draw:connector>
        <draw:frame draw:style-name="gr76" xml:id="id86" draw:id="id86" draw:layer="layout" svg:width="10.5cm" svg:height="1.367cm" svg:x="37.5cm" svg:y="37.133cm">
          <draw:text-box>
            <text:p>Information about this album, artist, genre or</text:p>
            <text:p>list of search results</text:p>
          </draw:text-box>
        </draw:frame>
        <draw:connector draw:style-name="gr24" draw:text-style-name="P1" draw:layer="layout" draw:type="line" svg:x1="35.298cm" svg:y1="37.581cm" svg:x2="37.5cm" svg:y2="37.816cm" draw:start-shape="id85" draw:start-glue-point="1" draw:end-shape="id86" draw:end-glue-point="3" svg:d="M35298 37581l2202 235" svg:viewBox="0 0 2203 236">
          <text:p/>
        </draw:connector>
        <draw:frame draw:style-name="gr8" xml:id="id87" draw:id="id87" draw:layer="layout" svg:width="4.058cm" svg:height="0.729cm" svg:x="28.7cm" svg:y="40.471cm">
          <draw:text-box>
            <text:p>{{AlbumCount}}</text:p>
          </draw:text-box>
        </draw:frame>
        <draw:frame draw:style-name="gr13" xml:id="id89" draw:id="id89" draw:layer="layout" svg:width="4.312cm" svg:height="0.729cm" svg:x="28.7cm" svg:y="41.7cm">
          <draw:text-box>
            <text:p>{{ArtistCount}}</text:p>
          </draw:text-box>
        </draw:frame>
        <draw:connector draw:style-name="gr24" draw:text-style-name="P1" draw:layer="layout" draw:type="line" svg:x1="32.758cm" svg:y1="40.835cm" svg:x2="37.555cm" svg:y2="41.72cm" draw:start-shape="id87" draw:start-glue-point="1" draw:end-shape="id88" draw:end-glue-point="3" svg:d="M32758 40835l4797 885" svg:viewBox="0 0 4798 886">
          <text:p/>
        </draw:connector>
        <draw:frame draw:style-name="gr51" xml:id="id88" draw:id="id88" draw:layer="layout" svg:width="10.445cm" svg:height="0.759cm" svg:x="37.555cm" svg:y="41.341cm">
          <draw:text-box>
            <text:p>Number of Albums (only in SummaryArtist)</text:p>
          </draw:text-box>
        </draw:frame>
        <draw:frame draw:style-name="gr77" xml:id="id90" draw:id="id90" draw:layer="layout" svg:width="9.945cm" svg:height="0.775cm" svg:x="37.555cm" svg:y="42.825cm">
          <draw:text-box>
            <text:p>Number of Artists (only in SummaryGenre)</text:p>
          </draw:text-box>
        </draw:frame>
        <draw:connector draw:style-name="gr24" draw:text-style-name="P1" draw:layer="layout" draw:type="line" svg:x1="33.012cm" svg:y1="42.064cm" svg:x2="37.555cm" svg:y2="43.212cm" draw:start-shape="id89" draw:start-glue-point="1" draw:end-shape="id90" draw:end-glue-point="3" svg:d="M33012 42064l4543 1148" svg:viewBox="0 0 4544 1149">
          <text:p/>
        </draw:connector>
        <draw:frame draw:style-name="gr78" draw:text-style-name="P4" draw:layer="layout" svg:width="10.9cm" svg:height="3.5cm" svg:x="13.6cm" svg:y="32cm">
          <draw:text-box>
            <text:p><text:span text:style-name="T1">The placeholder {{LibraryItems}} is replaced</text:span></text:p>
            <text:p><text:span text:style-name="T1">by a list of files or a list of collection items</text:span></text:p>
            <text:p><text:span text:style-name="T1">(e.g. an artist or an album).</text:span></text:p>
            <text:p><text:span text:style-name="T1"/></text:p>
            <text:p><text:span text:style-name="T1">If a list of files is displayed, {{Summary}} is replaced by a short summary about these files.</text:span></text:p>
          </draw:text-box>
        </draw:frame>
        <draw:frame draw:style-name="gr79" draw:text-style-name="P4" draw:layer="layout" svg:width="10.9cm" svg:height="1.5cm" svg:x="13.6cm" svg:y="25.2cm">
          <draw:text-box>
            <text:p><text:span text:style-name="T1">The placeholder {{PlaylistItems}} is replaced</text:span></text:p>
            <text:p><text:span text:style-name="T1">by a list of files.</text:span></text:p>
          </draw:text-box>
        </draw:frame>
        <draw:frame draw:style-name="gr80" xml:id="id91" draw:id="id91" draw:layer="layout" svg:width="2.601cm" svg:height="0.729cm" svg:x="40.399cm" svg:y="33.745cm">
          <draw:text-box>
            <text:p>{{Mime}}</text:p>
          </draw:text-box>
        </draw:frame>
        <draw:connector draw:style-name="gr24" draw:text-style-name="P1" draw:layer="layout" draw:type="line" svg:x1="43cm" svg:y1="34.109cm" svg:x2="47.293cm" svg:y2="35.256cm" draw:start-shape="id91" draw:end-shape="id92" draw:end-glue-point="3" svg:d="M43000 34109l4293 1147" svg:viewBox="0 0 4294 1148">
          <text:p/>
        </draw:connector>
        <draw:frame draw:style-name="gr81" xml:id="id92" draw:id="id92" draw:layer="layout" svg:width="6.404cm" svg:height="1.487cm" svg:x="47.293cm" svg:y="34.513cm">
          <draw:text-box>
            <text:p>Download/HtmlAudio only:</text:p>
            <text:p>MimeType</text:p>
          </draw:text-box>
        </draw:frame>
        <draw:frame draw:style-name="gr42" xml:id="id93" draw:id="id93" draw:layer="layout" svg:width="3.55cm" svg:height="0.729cm" svg:x="28.799cm" svg:y="18.57cm">
          <draw:text-box>
            <text:p>{{Progress}}</text:p>
          </draw:text-box>
        </draw:frame>
        <draw:connector draw:style-name="gr68" draw:text-style-name="P1" draw:layer="layout" draw:type="line" svg:x1="32.349cm" svg:y1="18.934cm" svg:x2="37.299cm" svg:y2="19.578cm" draw:start-shape="id93" draw:start-glue-point="1" draw:end-shape="id94" draw:end-glue-point="3" svg:d="M32349 18934l4950 644" svg:viewBox="0 0 4951 645">
          <text:p/>
        </draw:connector>
        <draw:frame draw:style-name="gr82" xml:id="id94" draw:id="id94" draw:layer="layout" svg:width="11.12cm" svg:height="1.367cm" svg:x="37.299cm" svg:y="18.895cm">
          <draw:text-box>
            <text:p>Replaced by a progress bar for the current track </text:p>
            <text:p>(ItemFilePlaylist only)</text:p>
          </draw:text-box>
        </draw:frame>
        <draw:frame draw:style-name="gr7" xml:id="id95" draw:id="id95" draw:layer="layout" svg:width="5.836cm" svg:height="0.729cm" svg:x="14.2cm" svg:y="12.801cm">
          <draw:text-box>
            <text:p>{{ClassControls}}</text:p>
          </draw:text-box>
        </draw:frame>
        <draw:frame draw:style-name="gr83" xml:id="id96" draw:id="id96" draw:layer="layout" svg:width="4.918cm" svg:height="1.367cm" svg:x="21.4cm" svg:y="11.942cm">
          <draw:text-box>
            <text:p>ControlsForbidden /</text:p>
            <text:p>ControlsAllowed</text:p>
          </draw:text-box>
        </draw:frame>
        <draw:connector draw:style-name="gr24" draw:text-style-name="P1" draw:layer="layout" draw:type="line" svg:x1="20.036cm" svg:y1="13.165cm" svg:x2="21.4cm" svg:y2="12.625cm" draw:start-shape="id95" draw:start-glue-point="1" draw:end-shape="id96" draw:end-glue-point="3" svg:d="M20036 13165l1364-540" svg:viewBox="0 0 1365 5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Standard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stroke-dash="Dashed_20__28_var_29__20_1" draw:fill="solid" draw:fill-color="#99ccff" draw:fill-gradient-name="Gradient_20_7" draw:fill-hatch-name="Hatch_20_46" draw:fill-image-name="Bitmape_20_1" draw:fill-image-width="0cm" draw:fill-image-height="0cm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solid" draw:stroke-dash="Dashed_20__28_var_29__20_1" draw:fill="solid" draw:fill-color="#cccccc" draw:fill-gradient-name="Gradient_20_7" draw:fill-hatch-name="Hatch_20_46" draw:fill-image-name="Bitmape_20_1" draw:fill-image-width="0cm" draw:fill-image-height="0cm"/>
      <style:text-properties style:font-name="Courier New" fo:font-family="'Courier New'" style:font-style-name="Standard" style:font-family-generic="modern" style:font-pitch="fixed" fo:font-size="12pt"/>
    </style:style>
    <style:style style:name="title1" style:family="graphic" style:parent-style-name="standard">
      <style:graphic-properties draw:stroke="solid" draw:stroke-dash="Dashed_20__28_var_29__20_1" draw:fill="solid" draw:fill-color="#cc6633" draw:fill-gradient-name="Gradient_20_7" draw:fill-hatch-name="Hatch_20_46" draw:fill-image-name="Bitmape_20_1" draw:fill-image-width="0cm" draw:fill-image-height="0cm" draw:shadow="hidden" draw:shadow-offset-x="0.2cm" draw:shadow-offset-y="0.2cm" draw:shadow-color="#808080"/>
      <style:paragraph-properties fo:text-align="center"/>
      <style:text-properties style:font-name="Courier New" fo:font-family="'Courier New'" style:font-style-name="Standard" style:font-family-generic="modern" style:font-pitch="fixed" fo:font-size="12pt"/>
    </style:style>
    <style:style style:name="title2" style:family="graphic" style:parent-style-name="standard">
      <style:graphic-properties draw:stroke-dash="Dashed_20__28_var_29__20_1" svg:stroke-width="0cm" draw:marker-start-width="0.23cm" draw:marker-end-width="0.23cm" draw:fill-color="#00ae00" draw:fill-gradient-name="Gradient_20_7" draw:fill-hatch-name="Hatch_20_46" draw:fill-image-name="Bitmape_20_1" draw:fill-image-width="0cm" draw:fill-image-height="0cm" draw:shadow="hidden" draw:shadow-offset-x="0.2cm" draw:shadow-offset-y="0.2cm" draw:shadow-color="#808080"/>
      <style:paragraph-properties fo:margin-left="0cm" fo:margin-right="0.2cm" fo:margin-top="0.1cm" fo:margin-bottom="0.1cm" fo:text-align="start" fo:text-indent="0cm">
        <style:tab-stops/>
      </style:paragraph-properties>
      <style:text-properties style:font-name="Verdana1" fo:font-family="Verdana" style:font-style-name="Standard" style:font-family-generic="swiss" style:font-pitch="variable" fo:font-size="1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Gaußmann</meta:initial-creator>
    <meta:creation-date>2012-01-25T19:15:33.13</meta:creation-date>
    <dc:date>2023-01-29T10:55:09.105000000</dc:date>
    <meta:editing-duration>P1DT17H38M26S</meta:editing-duration>
    <meta:editing-cycles>96</meta:editing-cycles>
    <meta:generator>LibreOffice/5.4.1.2$Windows_x86 LibreOffice_project/ea7cb86e6eeb2bf3a5af73a8f7777ac570321527</meta:generator>
    <meta:document-statistic meta:object-count="170"/>
  </office:meta>
</office:document-meta>
</file>